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2"><text:span text:style-name="T1">*/<text:s/></text:span><text:span text:style-name="T2"/></text:p>
      <text:p text:style-name="P2"><text:span text:style-name="T3"/></text:p>
      <text:p text:style-name="P2"><text:span text:style-name="T4">/*Problem Statement: </text:span></text:p>
      <text:p text:style-name="P2"><text:span text:style-name="T4"><text:tab/><text:tab/><text:tab/>Write a program to count number of lines, characters, words and vowels </text:span></text:p>
      <text:p text:style-name="P2"><text:span text:style-name="T4"><text:tab/><text:tab/><text:tab/>from given input. </text:span></text:p>
      <text:p text:style-name="P2"><text:span text:style-name="T4">*/ </text:span></text:p>
      <text:p text:style-name="P2"><text:span text:style-name="T5"/></text:p>
      <text:p text:style-name="P2"><text:span text:style-name="T5"/></text:p>
      <text:p text:style-name="P2"><text:span text:style-name="T6">%{ </text:span></text:p>
      <text:p text:style-name="P2"><text:span text:style-name="T6">#include&lt;stdio.h&gt; </text:span></text:p>
      <text:p text:style-name="P2"><text:span text:style-name="T6">int l=0,s=0; </text:span></text:p>
      <text:p text:style-name="P2"><text:span text:style-name="T6">%} </text:span></text:p>
      <text:p text:style-name="P2"><text:span text:style-name="T6">%% </text:span></text:p>
      <text:p text:style-name="P2"><text:span text:style-name="T6">[\n]+ l++; </text:span></text:p>
      <text:p text:style-name="P2"><text:span text:style-name="T6">[' '\n\t]+ s++; </text:span></text:p>
      <text:p text:style-name="P2"><text:span text:style-name="T6">%% </text:span></text:p>
      <text:p text:style-name="P2"><text:span text:style-name="T6">void main() </text:span></text:p>
      <text:p text:style-name="P2"><text:span text:style-name="T6">{ </text:span></text:p>
      <text:p text:style-name="P2"><text:span text:style-name="T6">FILE *fp=fopen("input4.txt","r"); </text:span></text:p>
      <text:p text:style-name="P2"><text:span text:style-name="T6">yyin=fp;<text:tab/> </text:span></text:p>
      <text:p text:style-name="P2"><text:span text:style-name="T6">yylex(); </text:span></text:p>
      <text:p text:style-name="P2"><text:span text:style-name="T6">{ printf("\nNo of lines= %d",l); } </text:span></text:p>
      <text:p text:style-name="P2"><text:span text:style-name="T6">{ printf("\nNo of space= %d",s); } </text:span></text:p>
      <text:p text:style-name="P2"><text:span text:style-name="T6">{ printf("\nNo of Words= %d",s+l);} </text:span></text:p>
      <text:p text:style-name="P2"><text:span text:style-name="T6">} </text:span></text:p>
      <text:p text:style-name="P2"><text:span text:style-name="T7"/></text:p>
      <text:p text:style-name="P2"><text:span text:style-name="T8">/* </text:span></text:p>
      <text:p text:style-name="P2"><text:span text:style-name="T8">INPUT FILE:<text:s text:c="3"/>input4.txt </text:span></text:p>
      <text:p text:style-name="P2"><text:span text:style-name="T9"/></text:p>
      <text:p text:style-name="P2"><text:span text:style-name="T10">I LOVE MY INDIA </text:span></text:p>
      <text:p text:style-name="P2"><text:span text:style-name="T10">I LIVE IN PUNE </text:span></text:p>
      <text:p text:style-name="P2"><text:span text:style-name="T11"/></text:p>
      <text:p text:style-name="P2"><text:span text:style-name="T12">OUTPUT: </text:span></text:p>
      <text:p text:style-name="P2"><text:span text:style-name="T13"/></text:p>
      <text:p text:style-name="P2"><text:span text:style-name="T14">ccompl04-27@ccompl0427:~/Desktop$ lex assg4.l </text:span></text:p>
      <text:p text:style-name="P2"><text:span text:style-name="T14">ccompl04-27@ccompl0427:~/Desktop$ cc lex.yy.c -ll </text:span></text:p>
      <text:p text:style-name="P2"><text:span text:style-name="T14">ccompl04-27@ccompl0427:~/Desktop$ ./a.out </text:span></text:p>
      <text:p text:style-name="P2"><text:span text:style-name="T15"/></text:p>
      <text:p text:style-name="P2"><text:span text:style-name="T16">No of lines= 2 </text:span></text:p>
      <text:p text:style-name="P2"><text:span text:style-name="T16">No of space= 6 </text:span></text:p>
      <text:p text:style-name="P2"><text:span text:style-name="T16">No of Words= 8 </text:span></text:p>
      <text:p text:style-name="P2"><text:span text:style-name="T16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